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MRoman10-Bold" svg:font-family="LMRoman10-Bold"/>
    <style:font-face style:name="LMRoman12-Bold" svg:font-family="LMRoman12-Bold"/>
    <style:font-face style:name="OpenSymbol" svg:font-family="OpenSymbol"/>
    <style:font-face style:name="LMRoman10-Italic" svg:font-family="LMRoman10-Italic" style:font-family-generic="script"/>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officeooo:paragraph-rsid="00181721"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style="normal" officeooo:paragraph-rsid="00181721" style:font-style-asian="normal" style:font-style-complex="normal"/>
    </style:style>
    <style:style style:name="P5" style:family="paragraph" style:parent-style-name="Standard">
      <style:text-properties fo:font-style="normal" officeooo:paragraph-rsid="0019a64c" style:font-style-asian="normal" style:font-style-complex="normal"/>
    </style:style>
    <style:style style:name="P6" style:family="paragraph" style:parent-style-name="Standard">
      <style:text-properties fo:font-style="normal" officeooo:paragraph-rsid="001cd363" style:font-style-asian="normal" style:font-style-complex="normal"/>
    </style:style>
    <style:style style:name="P7" style:family="paragraph" style:parent-style-name="Standard">
      <style:text-properties fo:font-style="normal" fo:font-weight="normal" officeooo:paragraph-rsid="00181721" style:font-style-asian="normal" style:font-weight-asian="normal" style:font-style-complex="normal" style:font-weight-complex="normal"/>
    </style:style>
    <style:style style:name="P8" style:family="paragraph" style:parent-style-name="Standard" style:list-style-name="L2">
      <style:text-properties officeooo:paragraph-rsid="00181721"/>
    </style:style>
    <style:style style:name="P9" style:family="paragraph" style:parent-style-name="Standard">
      <style:paragraph-properties fo:break-before="page"/>
    </style:style>
    <style:style style:name="T1" style:family="text">
      <style:text-properties officeooo:rsid="00181721"/>
    </style:style>
    <style:style style:name="T2" style:family="text">
      <style:text-properties fo:font-style="normal" fo:font-weight="normal" officeooo:rsid="00181721" style:font-style-asian="normal" style:font-weight-asian="normal" style:font-style-complex="normal" style:font-weight-complex="normal"/>
    </style:style>
    <style:style style:name="T3" style:family="text">
      <style:text-properties officeooo:rsid="0018ed3b"/>
    </style:style>
    <style:style style:name="T4" style:family="text">
      <style:text-properties officeooo:rsid="0019a64c"/>
    </style:style>
    <style:style style:name="T5" style:family="text">
      <style:text-properties officeooo:rsid="001ba591"/>
    </style:style>
    <style:style style:name="T6" style:family="text">
      <style:text-properties officeooo:rsid="001cd36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Preliminary questions</text:p>
      <text:p text:style-name="Standard"/>
      <text:p text:style-name="P2">Question 1 This result cannot prove in any way that the method “remove” is correct. Why?</text:p>
      <text:p text:style-name="P2"/>
      <text:p text:style-name="P4"><text:span text:style-name="T1">Ce test n'est pas un test unitaire correct car il repose sur l'utilisation de plusieurs méthodes de l'objet MyLinkedList. </text:span><text:span text:style-name="T3">La méthode n'est jamais testée et, s</text:span><text:span text:style-name="T1">i </text:span><text:span text:style-name="T3">elle</text:span><text:span text:style-name="T1"> </text:span><text:span text:style-name="T3">a comportement défectueux</text:span><text:span text:style-name="T1">, il est impossible d'affirmer que le comportement de la méthode remove() </text:span><text:span text:style-name="T3">soit correct</text:span><text:span text:style-name="T1">.</text:span></text:p>
      <text:p text:style-name="P2"/>
      <text:p text:style-name="P1">Question 2 Does it prove that there is an error in the method "add"?</text:p>
      <text:p text:style-name="P1"/>
      <text:p text:style-name="P7"><text:span text:style-name="T1">Non car l'erreur peut provenir soit de add() soit de remove() mais l'assertion ne permet pas de savoir laquelle des 2 méthodes n'a pas un comportement correct. Par exemple :</text:span></text:p>
      <text:list xml:id="list34496058" text:style-name="L2">
        <text:list-item>
          <text:p text:style-name="P8"><text:span text:style-name="T2">si les 2 méthodes sont inactives, le test sera correct malgré un comportement erroné</text:span></text:p>
        </text:list-item>
        <text:list-item>
          <text:p text:style-name="P8"><text:span text:style-name="T2">si add() n'est pas correcte mais que remove() l'est, ou inversement, le test sera en échec sans être capable de déterminer laquelle des 2 méthodes n'a pas le comportement attendu.</text:span></text:p>
        </text:list-item>
      </text:list>
      <text:p text:style-name="P1"/>
      <text:p text:style-name="P1">Question 3 According to the name of the test case, the intent is to test the method "remove". What conditions must be met in order for this test to be effective?</text:p>
      <text:p text:style-name="P3"><text:span text:style-name="T4"/></text:p>
      <text:p text:style-name="P5"><text:span text:style-name="T4">Toutes les méthodes utilisées par le test de la méthode remove() doivent disposer de leurs propres tests unitaires qui assurent leur bon fonctionnement. Concernant la méthode size() qui est un getter, dans notre cas, on considère que celle-ci est correct d'office </text:span><text:span text:style-name="T5">car l'attribut qu'elle retourne n'est pas public et son comportement est très simple (seulement un return).</text:span></text:p>
      <text:p text:style-name="P1"/>
      <text:p text:style-name="P1">Question 4 Does the order of test methods within the class MyLinkedList matter? Why?</text:p>
      <text:p text:style-name="P1"/>
      <text:p text:style-name="P6"><text:span text:style-name="T6">Oui car des tests sont dépendants d'autres tests. Par exemple, il est préférable de tester le bon fonctionnement de la méthode add() avant celui de la méthode remove() car cette dernière dépend de la première. En revanche, certains cas ne peuvent être résolus car les tests sont interdépendants. Par exemple, le test de la méthode get() a besoin d'utiliser la méthode add(), et le test de la méthode add() nécessite l'utilisation de la méthode get() pour vérifier le bon ajout de l'élément. </text:span></text:p>
      <text:p text:style-name="P1"/>
      <text:p text:style-name="P1">Question 5 Suppose that we have adequately tested the method add(Object o) and that it appears to be correct. We note, by analyzing the code, that it calls the "addBefore" method. Can we also consider this method as sufficiently tested? Why?</text:p>
      <text:p text:style-name="P1"/>
      <text:p text:style-name="P3"/>
      <text:p text:style-name="Standard"/>
      <text:p text:style-name="Standard"/>
      <text:p text:style-name="P9">2 Unit testing</text:p>
      <text:p text:style-name="P1"/>
      <text:p text:style-name="P1">Question 6 If the percentage of code covered by all of your test case is not 100%, can you nonetheless consider your test set as sufficient? Can it be impossible to cover the entire code? If yes, give an example. Do you think that code coverage is a good metric?</text:p>
      <text:p text:style-name="P1"/>
      <text:p text:style-name="P3"/>
      <text:p text:style-name="P1"/>
      <text:p text:style-name="P1">Question 7 If code coverage is a bad metric, can we do better? Do you know a technique to consider test criterions either good or bad?</text:p>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MRoman10-Bold" svg:font-family="LMRoman10-Bold"/>
    <style:font-face style:name="LMRoman12-Bold" svg:font-family="LMRoman12-Bold"/>
    <style:font-face style:name="OpenSymbol" svg:font-family="OpenSymbol"/>
    <style:font-face style:name="LMRoman10-Italic" svg:font-family="LMRoman10-Italic" style:font-family-generic="script"/>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Arial1"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Standard" style:next-style-name="Standard" style:default-outline-level="2" style:class="text">
      <style:paragraph-properties fo:keep-with-next="always"/>
      <style:text-properties fo:font-size="10pt" fo:font-weight="bold" style:font-size-asian="10pt"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ody_20_Text_20_2" style:display-name="Body Text 2" style:family="paragraph" style:parent-style-name="Standard">
      <style:text-properties fo:font-size="10pt" style:font-size-asian="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consecutive-numbering="true">
      <text:list-level-style-number text:level="1"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rminael Rougier</meta:initial-creator>
    <meta:creation-date>2012-11-19T10:39:46</meta:creation-date>
    <dc:date>2013-11-06T16:01:56.86</dc:date>
    <meta:editing-duration>PT4H45M14S</meta:editing-duration>
    <meta:editing-cycles>70</meta:editing-cycles>
    <meta:generator>LibreOffice/3.6$Windows_x86 LibreOffice_project/5b93205-6e6b3fc-7830f6d-c08ad66-1d9bf4</meta:generator>
    <meta:document-statistic meta:table-count="0" meta:image-count="0" meta:object-count="0" meta:page-count="2" meta:paragraph-count="15" meta:word-count="456" meta:character-count="2652" meta:non-whitespace-character-count="2212"/>
  </office:meta>
</office:document-meta>
</file>